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5"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6"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7"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8" style:family="paragraph" style:parent-style-name="Text_20_body">
      <style:text-properties style:font-name="David CLM" officeooo:rsid="02d00e5f" officeooo:paragraph-rsid="032aa1da" style:font-name-complex="David CLM"/>
    </style:style>
    <style:style style:name="P9" style:family="paragraph" style:parent-style-name="Text_20_body">
      <style:text-properties officeooo:rsid="03cef24e" officeooo:paragraph-rsid="03cef24e"/>
    </style:style>
    <style:style style:name="P10" style:family="paragraph" style:parent-style-name="Text_20_body">
      <style:text-properties officeooo:rsid="03d5b0c9" officeooo:paragraph-rsid="03d5b0c9"/>
    </style:style>
    <style:style style:name="P11" style:family="paragraph" style:parent-style-name="Text_20_body">
      <style:text-properties officeooo:rsid="03d9e51c" officeooo:paragraph-rsid="03d9e51c"/>
    </style:style>
    <style:style style:name="P12" style:family="paragraph" style:parent-style-name="Text_20_body">
      <style:text-properties officeooo:rsid="03de516c" officeooo:paragraph-rsid="03dec234"/>
    </style:style>
    <style:style style:name="P13" style:family="paragraph" style:parent-style-name="Text_20_body">
      <style:text-properties officeooo:rsid="03e8f913" officeooo:paragraph-rsid="03eb0a9e"/>
    </style:style>
    <style:style style:name="P14" style:family="paragraph" style:parent-style-name="Text_20_body">
      <style:text-properties officeooo:rsid="03e95b2d" officeooo:paragraph-rsid="03e95b2d"/>
    </style:style>
    <style:style style:name="P15" style:family="paragraph" style:parent-style-name="Text_20_body">
      <style:text-properties officeooo:rsid="03dbf5ec" officeooo:paragraph-rsid="03dec234"/>
    </style:style>
    <style:style style:name="P16" style:family="paragraph" style:parent-style-name="Text_20_body">
      <style:text-properties fo:font-weight="normal" officeooo:rsid="03ef98ca" officeooo:paragraph-rsid="03ef98ca" style:font-weight-asian="normal" style:font-weight-complex="normal"/>
    </style:style>
    <style:style style:name="P17" style:family="paragraph" style:parent-style-name="Text_20_body">
      <style:text-properties officeooo:rsid="03f795a0" officeooo:paragraph-rsid="03f795a0"/>
    </style:style>
    <style:style style:name="P18" style:family="paragraph" style:parent-style-name="Text_20_body">
      <style:text-properties officeooo:rsid="03f9f5ef" officeooo:paragraph-rsid="0438cb8c"/>
    </style:style>
    <style:style style:name="P19" style:family="paragraph" style:parent-style-name="Text_20_body">
      <style:text-properties officeooo:rsid="03e0f9b8" officeooo:paragraph-rsid="041ee952"/>
    </style:style>
    <style:style style:name="P20" style:family="paragraph" style:parent-style-name="Text_20_body">
      <style:text-properties officeooo:rsid="03e0f9b8" officeooo:paragraph-rsid="042257ad"/>
    </style:style>
    <style:style style:name="P21" style:family="paragraph" style:parent-style-name="Text_20_body">
      <style:text-properties officeooo:rsid="042a116c" officeooo:paragraph-rsid="042a116c"/>
    </style:style>
    <style:style style:name="P22" style:family="paragraph" style:parent-style-name="Heading_20_2">
      <style:text-properties style:font-name="David CLM" style:font-name-complex="David CLM"/>
    </style:style>
    <style:style style:name="P23" style:family="paragraph" style:parent-style-name="Text_20_body">
      <style:paragraph-properties fo:margin-top="0in" fo:margin-bottom="0in" loext:contextual-spacing="false"/>
      <style:text-properties officeooo:rsid="0411c3ec" officeooo:paragraph-rsid="0411c3ec"/>
    </style:style>
    <style:style style:name="P24" style:family="paragraph" style:parent-style-name="Text_20_body">
      <style:paragraph-properties fo:margin-top="0in" fo:margin-bottom="0in" loext:contextual-spacing="false"/>
      <style:text-properties officeooo:rsid="0411c3ec" officeooo:paragraph-rsid="0449e867"/>
    </style:style>
    <style:style style:name="P25" style:family="paragraph" style:parent-style-name="Text_20_body">
      <style:paragraph-properties fo:margin-top="0in" fo:margin-bottom="0in" loext:contextual-spacing="false"/>
      <style:text-properties style:font-name="David CLM" officeooo:rsid="0362f418" officeooo:paragraph-rsid="0405b73f" style:font-name-complex="David CLM"/>
    </style:style>
    <style:style style:name="P26" style:family="paragraph" style:parent-style-name="Default_7e_LT_7e_Gliederung_20_1">
      <style:paragraph-properties fo:margin-top="0in" fo:margin-bottom="0in" loext:contextual-spacing="false" fo:text-align="end" style:justify-single-word="false" style:writing-mode="rl-tb"/>
      <style:text-properties officeooo:rsid="0411c3ec" officeooo:paragraph-rsid="0404f380"/>
    </style:style>
    <style:style style:name="P27"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style>
    <style:style style:name="P28"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officeooo:rsid="044bca82" officeooo:paragraph-rsid="044bca82"/>
    </style:style>
    <style:style style:name="P2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font-size="36pt" style:font-size-asian="36pt"/>
    </style:style>
    <style:style style:name="P30"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bcac0"/>
    </style:style>
    <style:style style:name="P31"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43e658c"/>
    </style:style>
    <style:style style:name="P32" style:family="paragraph" style:parent-style-name="Default_7e_LT_7e_Gliederung_20_1" style:list-style-name="L3">
      <style:paragraph-properties fo:margin-top="0in" fo:margin-bottom="0in" loext:contextual-spacing="false" fo:text-align="end" style:justify-single-word="false" style:writing-mode="rl-tb"/>
      <style:text-properties fo:font-size="26pt" officeooo:paragraph-rsid="043e658c" style:font-size-asian="26pt"/>
    </style:style>
    <style:style style:name="P33" style:family="paragraph" style:parent-style-name="Default_7e_LT_7e_Gliederung_20_1" style:list-style-name="L3">
      <style:paragraph-properties fo:margin-top="0in" fo:margin-bottom="0in" loext:contextual-spacing="false" fo:text-align="end" style:justify-single-word="false" style:writing-mode="rl-tb"/>
      <style:text-properties fo:font-size="26pt" officeooo:paragraph-rsid="043bcac0" style:font-size-asian="26pt"/>
    </style:style>
    <style:style style:name="P34"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35" style:family="paragraph" style:parent-style-name="Text_20_body" style:list-style-name="L1">
      <style:text-properties officeooo:rsid="03cf9f91" officeooo:paragraph-rsid="03cf9f91"/>
    </style:style>
    <style:style style:name="P36" style:family="paragraph" style:parent-style-name="Text_20_body">
      <style:text-properties fo:font-size="10pt" officeooo:rsid="0421ab6a" officeooo:paragraph-rsid="0423fe33" style:font-size-asian="10pt" style:font-size-complex="10pt"/>
    </style:style>
    <style:style style:name="P37" style:family="paragraph" style:parent-style-name="Text_20_body" style:list-style-name="L2">
      <style:text-properties officeooo:paragraph-rsid="03eb0a9e"/>
    </style:style>
    <style:style style:name="P38" style:family="paragraph" style:parent-style-name="Text_20_body" style:list-style-name="L2">
      <style:text-properties officeooo:rsid="03ef3c7f" officeooo:paragraph-rsid="03ef3c7f"/>
    </style:style>
    <style:style style:name="P39" style:family="paragraph" style:parent-style-name="Text_20_body" style:list-style-name="L4">
      <style:text-properties style:font-name="David CLM" officeooo:rsid="034a79d0" officeooo:paragraph-rsid="034d7f0d" style:font-name-complex="David CLM"/>
    </style:style>
    <style:style style:name="P40" style:family="paragraph" style:parent-style-name="Text_20_body" style:list-style-name="L4">
      <style:text-properties style:font-name="David CLM" officeooo:rsid="03991ea0" officeooo:paragraph-rsid="03991ea0" style:font-name-complex="David CLM"/>
    </style:style>
    <style:style style:name="P41" style:family="paragraph" style:parent-style-name="Text_20_body">
      <style:text-properties officeooo:rsid="0451dc0a" officeooo:paragraph-rsid="0451dc0a"/>
    </style:style>
    <style:style style:name="P42" style:family="paragraph" style:parent-style-name="Text_20_body">
      <style:paragraph-properties fo:margin-top="0in" fo:margin-bottom="0in" loext:contextual-spacing="false"/>
      <style:text-properties fo:font-weight="normal" officeooo:rsid="0400c655" officeooo:paragraph-rsid="0400c655" style:font-weight-asian="normal" style:font-weight-complex="normal"/>
    </style:style>
    <style:style style:name="P43" style:family="paragraph" style:parent-style-name="Text_20_body">
      <style:paragraph-properties fo:margin-top="0in" fo:margin-bottom="0in" loext:contextual-spacing="false"/>
      <style:text-properties fo:font-weight="normal" officeooo:rsid="0411c3ec" officeooo:paragraph-rsid="0404f380" style:font-weight-asian="normal" style:font-weight-complex="normal"/>
    </style:style>
    <style:style style:name="P44" style:family="paragraph" style:parent-style-name="Heading_20_2">
      <style:text-properties fo:font-weight="normal" officeooo:rsid="0451dc0a" officeooo:paragraph-rsid="0451dc0a" style:font-weight-asian="normal" style:font-weight-complex="normal"/>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af4ec" style:font-weight-asian="bold" style:font-weight-complex="bold"/>
    </style:style>
    <style:style style:name="T9" style:family="text">
      <style:text-properties fo:font-weight="bold" officeooo:rsid="03eb0a9e" style:font-weight-asian="bold" style:font-weight-complex="bold"/>
    </style:style>
    <style:style style:name="T10" style:family="text">
      <style:text-properties fo:font-weight="bold" officeooo:rsid="0407a8fe"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af4ec" style:font-weight-asian="normal" style:font-weight-complex="normal"/>
    </style:style>
    <style:style style:name="T21" style:family="text">
      <style:text-properties fo:font-weight="normal" officeooo:rsid="03ebe990" style:font-weight-asian="normal" style:font-weight-complex="normal"/>
    </style:style>
    <style:style style:name="T22" style:family="text">
      <style:text-properties fo:font-weight="normal" officeooo:rsid="03ed3fcd" style:font-weight-asian="normal" style:font-weight-complex="normal"/>
    </style:style>
    <style:style style:name="T23" style:family="text">
      <style:text-properties fo:font-weight="normal" officeooo:rsid="03ef2760" style:font-weight-asian="normal" style:font-weight-complex="normal"/>
    </style:style>
    <style:style style:name="T24" style:family="text">
      <style:text-properties fo:font-weight="normal" officeooo:rsid="0407a8fe" style:font-weight-asian="normal" style:font-weight-complex="normal"/>
    </style:style>
    <style:style style:name="T25" style:family="text">
      <style:text-properties fo:font-weight="normal" officeooo:rsid="0407c322" style:font-weight-asian="normal" style:font-weight-complex="normal"/>
    </style:style>
    <style:style style:name="T26" style:family="text">
      <style:text-properties fo:font-weight="normal" officeooo:rsid="0422e2c2" style:font-weight-asian="normal" style:font-weight-complex="normal"/>
    </style:style>
    <style:style style:name="T27" style:family="text">
      <style:text-properties fo:font-weight="normal" officeooo:rsid="0436fb9e" style:font-weight-asian="normal" style:font-weight-complex="normal"/>
    </style:style>
    <style:style style:name="T28" style:family="text">
      <style:text-properties fo:font-weight="normal" officeooo:rsid="0438cb8c" style:font-weight-asian="normal" style:font-weight-complex="normal"/>
    </style:style>
    <style:style style:name="T29" style:family="text">
      <style:text-properties fo:font-weight="normal" officeooo:rsid="0440e2a4" style:font-weight-asian="normal" style:font-weight-complex="normal"/>
    </style:style>
    <style:style style:name="T30" style:family="text">
      <style:text-properties fo:font-weight="normal" officeooo:rsid="044768a8" style:font-weight-asian="normal" style:font-weight-complex="normal"/>
    </style:style>
    <style:style style:name="T31" style:family="text">
      <style:text-properties fo:font-weight="normal" officeooo:rsid="0450759c"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38992e2"/>
    </style:style>
    <style:style style:name="T35" style:family="text">
      <style:text-properties officeooo:rsid="038f7521"/>
    </style:style>
    <style:style style:name="T36" style:family="text">
      <style:text-properties officeooo:rsid="03964b0c"/>
    </style:style>
    <style:style style:name="T37" style:family="text">
      <style:text-properties officeooo:rsid="039d49e1"/>
    </style:style>
    <style:style style:name="T38" style:family="text">
      <style:text-properties officeooo:rsid="03ad70a7"/>
    </style:style>
    <style:style style:name="T39" style:family="text">
      <style:text-properties officeooo:rsid="03b73bf5"/>
    </style:style>
    <style:style style:name="T40" style:family="text">
      <style:text-properties officeooo:rsid="03be1de8"/>
    </style:style>
    <style:style style:name="T41" style:family="text">
      <style:text-properties officeooo:rsid="03c26b58"/>
    </style:style>
    <style:style style:name="T42" style:family="text">
      <style:text-properties officeooo:rsid="03cf9f91"/>
    </style:style>
    <style:style style:name="T43" style:family="text">
      <style:text-properties officeooo:rsid="03d5b0c9"/>
    </style:style>
    <style:style style:name="T44" style:family="text">
      <style:text-properties officeooo:rsid="03dbf5ec"/>
    </style:style>
    <style:style style:name="T45" style:family="text">
      <style:text-properties officeooo:rsid="03e1a74c"/>
    </style:style>
    <style:style style:name="T46" style:family="text">
      <style:text-properties officeooo:rsid="03e95b2d"/>
    </style:style>
    <style:style style:name="T47" style:family="text">
      <style:text-properties officeooo:rsid="03f69098"/>
    </style:style>
    <style:style style:name="T48" style:family="text">
      <style:text-properties officeooo:rsid="041b1e39"/>
    </style:style>
    <style:style style:name="T49" style:family="text">
      <style:text-properties style:text-position="9% 100%" fo:font-size="36pt" fo:font-weight="normal" style:font-size-asian="36pt" style:font-weight-asian="normal" style:font-weight-complex="normal"/>
    </style:style>
    <style:style style:name="T50" style:family="text">
      <style:text-properties style:text-position="9% 100%" fo:font-size="26pt" fo:font-style="italic" fo:font-weight="bold" officeooo:rsid="0436fb9e" style:font-size-asian="26pt" style:font-style-asian="italic" style:font-weight-asian="bold" style:font-style-complex="italic" style:font-weight-complex="normal"/>
    </style:style>
    <style:style style:name="T51" style:family="text">
      <style:text-properties fo:font-size="36pt" style:font-size-asian="36pt"/>
    </style:style>
    <style:style style:name="T52" style:family="text">
      <style:text-properties fo:font-size="36pt" fo:font-weight="bold" style:font-size-asian="36pt" style:font-weight-asian="bold"/>
    </style:style>
    <style:style style:name="T53" style:family="text">
      <style:text-properties fo:font-size="36pt" fo:font-weight="normal" style:font-size-asian="36pt" style:font-weight-asian="normal"/>
    </style:style>
    <style:style style:name="T54" style:family="text">
      <style:text-properties fo:font-size="36pt" fo:font-weight="normal" officeooo:rsid="044bca82" style:font-size-asian="36pt" style:font-weight-asian="normal"/>
    </style:style>
    <style:style style:name="T55" style:family="text">
      <style:text-properties officeooo:rsid="0438cb8c"/>
    </style:style>
    <style:style style:name="T56" style:family="text">
      <style:text-properties fo:font-size="26pt" fo:font-style="italic" fo:font-weight="bold" style:font-size-asian="26pt" style:font-style-asian="italic" style:font-weight-asian="bold" style:font-style-complex="italic"/>
    </style:style>
    <style:style style:name="T57" style:family="text">
      <style:text-properties fo:font-size="26pt" fo:font-style="italic" style:font-size-asian="26pt" style:font-style-asian="italic"/>
    </style:style>
    <style:style style:name="T58" style:family="text">
      <style:text-properties fo:font-size="26pt" style:font-size-asian="26pt"/>
    </style:style>
    <style:style style:name="T59" style:family="text">
      <style:text-properties fo:font-size="26pt" officeooo:rsid="043ce140" style:font-size-asian="26pt"/>
    </style:style>
    <style:style style:name="T60" style:family="text">
      <style:text-properties fo:font-size="26pt" officeooo:rsid="043dc8b6" style:font-size-asian="26pt"/>
    </style:style>
    <style:style style:name="T61" style:family="text">
      <style:text-properties fo:font-size="26pt" officeooo:rsid="043e658c" style:font-size-asian="26pt"/>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שידוכים</text:h>
      <text:p text:style-name="P3">נתבונן בבעיה חדשה: שיבוץ סטודנטים <text:span text:style-name="T34">למחלקות באוניברסיטאות. יש מחלקות שמאד קשה להתקבל אליהן, למשל, מחלקות שנותנות תואר שני בפסיכולוגיה. יש הרבה סטודנטים שרוצים להתקבל ומעט מקומות, והתחרות קשה. <text:s text:c="2"/></text:span></text:p>
      <text:p text:style-name="P3"><text:span text:style-name="T34">לכאורה הבעיה דומה לבעיית השיבוץ למעונות. האם אפשר להשתמש כאן במנגנון "הדיקטטור הסדרתי"? אפשר, אבל התוצאות לא יהיו טובות. מדוע? כי הבעיה שונה למדי. ההבדל הוא, ששיבוץ למעונות הוא שוק חד-צדדי ושיבוץ למחלקות הוא </text:span><text:span text:style-name="T3">שוק דו-צדדי </text:span><text:span text:style-name="T35">(two-sided market). <text:s/>בשיבוץ למעונות, רק לסטודנטים יש העדפות; לחדר במעון לא אכפת מי יגור בו... אבל בשיבוץ למחלקות, גם למחלקות יש העדפות! בדרך-כלל, כל מחלקה מעדיפה לקבל את הסטודנטים הכי טובים, אלא שיש גם שיקולים נוספים כמו ליצור איזון בין אוכלוסיות שונות וכד'. <text:s text:c="3"/></text:span></text:p>
      <text:p text:style-name="P5">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3">n</text:span><text:span text:style-name="T11"> נשים ו-</text:span><text:span text:style-name="T33">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אלגוריתמים, אבל </text:span><text:span text:style-name="T15">אלגוריתמי-</text:span><text:span text:style-name="T14">שידוך </text:span><text:span text:style-name="T15">הם </text:span><text:span text:style-name="T14">מאד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כדי להבין מדוע שוק דו-צדדי מורכב יותר משוק חד-צדדי<text:span text:style-name="T37"> (ומדוע קשה יותר למצוא שידוך טוב מלמצוא שיבוץ טוב)</text:span>, נתאר קודם את המצב המתקיים <text:span text:style-name="T36">בשווקים דו-צדדיים כאשר הם </text:span><text:span text:style-name="T4">מבוזרים</text:span><text:span text:style-name="T36">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text:span text:style-name="T36">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6"> (unraveling). </text:span></text:p>
      <text:p text:style-name="P6">בשנת 1945 החליטו האוניברסיטאות שהמצב לא יכול להימשך כך, <text:span text:style-name="T40">ו</text:span>סיכמו ביניה<text:span text:style-name="T40">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9">.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8">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7">בשנת 1952 בתי החולים החליטו <text:span text:style-name="T41">לבנות מערכת חדשה שתקבע שידוך בניהול </text:span><text:span text:style-name="T5">מרכזי</text:span><text:span text:style-name="T18"> (centralized)</text:span><text:span text:style-name="T41">.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9">ברגע שהחלטנו לעבור למערכת מרכזית, אפשר להתחיל לדבר על <text:span text:style-name="T2">אלגוריתם למציאת שידוך</text:span>. <text:s/><text:span text:style-name="T42">הקלט לאלגוריתם כזה הוא סדר העדיפויות של כל אחד מהמשתתפים </text:span><text:span text:style-name="T6">בכל אחד מהצדדים</text:span><text:span text:style-name="T42"> של השוק. למשל, בדוגמה של שידוך סטודנטים למחלקות:</text:span></text:p>
      <text:list xml:id="list4336469959255325937" text:style-name="L1">
        <text:list-item>
          <text:p text:style-name="P35">כל סטודנט צריך לדווח את רשימת המחלקות שהוא רוצה להתקבל <text:span text:style-name="T43">א</text:span>ליהן<text:span text:style-name="T43">,</text:span> לפי סדר העדיפויות<text:span text:style-name="T43"> שלו</text:span>.</text:p>
        </text:list-item>
        <text:list-item>
          <text:p text:style-name="P35">כל מחלקה צריכה לדווח את רשימת הסטודנטים שהיא רוצה לקבל, לפי סדר העדיפויות<text:span text:style-name="T43"> שלה</text:span>.</text:p>
        </text:list-item>
      </text:list>
      <text:p text:style-name="P10">האלגוריתם צריך למצוא שידוך, כלומר - להתאים כל סטודנט למחלקה, כך שמספר הסטודנטים בכל מחלקה יהיה שווה לקיבולת שלה<text:span text:style-name="T46">.</text:span></text:p>
      <text:p text:style-name="P14">אנחנו יכולים להניח, בלי הגבלת הכלליות, שמספר הסטודנטים שווה למספר המקומות הפנויים במחלקות, כך שתמיד אפשר לשדך את כולם <text:span text:style-name="T32">(מדוע זה בלי הגבלת הכלליות?)</text:span>.</text:p>
      <text:p text:style-name="P11">איך אנחנו מגדירים שידוך "טוב"? קודם-כל, שידוך טוב כמובן חייב להיות יעיל פארטו. אבל זה לא מספיק. </text:p>
      <text:p text:style-name="P12"><text:span text:style-name="T2">דוגמה</text:span>. <text:s/><text:span text:style-name="T44">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15">האם השידוך יעיל פארטו? כן! אי אפשר לבצע שיפורי פארטו. כל שינוי יפגע בסטודנט ב ו/או במחלקה 2. </text:p>
      <text:p text:style-name="P19">אבל יש כאן בעיה אחרת. סטודנט א מעדיף את מחלקה 1, ומחלקה 1 מעדיפה את סטודנט א. אז הם יכולים <text:span text:style-name="T45">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text:span><text:span text:style-name="T45"><text:note text:id="ftn1" text:note-class="footnote"><text:note-citation>1</text:note-citation><text:note-body><text:p text:style-name="P36">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text:note-body></text:note></text:span></text:p>
      <text:p text:style-name="P20"><text:span text:style-name="T45">כדי למנוע את פרימת השוק, אנחנו צריכים אלגוריתם שיוצר שידוך שבו לא יהיו זוגות </text:span><text:span text:style-name="T19">ש</text:span><text:span text:style-name="T7">ירצו </text:span><text:span text:style-name="T26">לבצע קומבינה כזאת.</text:span></text:p>
      <text:p text:style-name="P13"><text:span text:style-name="T2">הגדר</text:span><text:span text:style-name="T9">ות</text:span><text:span text:style-name="T22"> [כל ההגדרות מניחות שיש מקום אחד בכל מחלקה. ההרחבה למצב של כמה מקומות בכל מחלקה - בשיעורי הבית].</text:span></text:p>
      <text:list xml:id="list5140242840051203491" text:style-name="L2">
        <text:list-item>
          <text:p text:style-name="P37"><text:span text:style-name="T20">בהינתן שידוך כלשהו, נגדיר </text:span><text:span text:style-name="T8">זוג </text:span><text:span text:style-name="T10">מערער </text:span><text:span text:style-name="T24">(blocking pair)</text:span><text:span text:style-name="T20"> </text:span><text:span text:style-name="T21">כזוג של סטודנט+מחלקה עם המאפיינים הבאים: (א) הסטודנט לא משודך למחלקה. (ב) הסטודנט מעדיף את המחלקה על-פני </text:span><text:span text:style-name="T23">זו שמשודכת לו</text:span><text:span text:style-name="T21">. (ג) המחלקה מעדיפה את הסטודנט על-פני </text:span><text:span text:style-name="T23">זה שמשודך אליה.</text:span></text:p>
        </text:list-item>
        <text:list-item>
          <text:p text:style-name="P38"><text:span text:style-name="T11">שידוך נקרא </text:span><text:span text:style-name="T2">יציב</text:span><text:span text:style-name="T11"> (stable) אם אין בו זוגות </text:span><text:span text:style-name="T25">מערערים</text:span><text:span text:style-name="T11">.</text:span></text:p>
        </text:list-item>
      </text:list>
      <text:p text:style-name="P16">כל שידוך יציב הוא יעיל פארטו (<text:span text:style-name="T47">שיעורי בית</text:span>) אבל ההיפך לא נכון<text:span text:style-name="T47"> (ראינו למעלה)</text:span>. <text:span text:style-name="T48"><text:s/></text:span></text:p>
      <text:p text:style-name="P17"><text:span text:style-name="T2">האם תמיד קיים שידוך יציב?</text:span> זה בכלל לא מובן מאליו. העובדה שהגדרנו משהו, לא אומרת שהוא תמיד קיים...</text:p>
      <text:p text:style-name="P18">אבל במקרה שלנו, מתברר שהתשובה היא כן! תמיד קיים שידוך יציב. יותר מזה, קיים אלגוריתם יעיל שמוצא אותו.<text:span text:style-name="T55"> האלגוריתם הוצג 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Heading_20_2"><text:span text:style-name="T17">א</text:span><text:span text:style-name="T11">לגוריתם </text:span><text:span text:style-name="T30">"קבלה על-תנאי"</text:span><text:span text:style-name="T29"> </text:span><text:span text:style-name="T11">(deferred acceptance)</text:span><text:span text:style-name="T28">.</text:span></text:p>
      <text:p text:style-name="P42">אנחנו שוב מניחים שיש מקום אחד בכל מחלקה [הרחבה - בשיעורי בית]. </text:p>
      <text:p text:style-name="P26"><text:span text:style-name="T49">א</text:span><text:span text:style-name="T51">. כל סטודנט הולך למחלקה שהוא הכי רוצה, מבין המחלקות שעדיין לא דחו אותו, ונותן לה </text:span><text:span text:style-name="T52">הצעה</text:span><text:span text:style-name="T51">.</text:span></text:p>
      <text:p text:style-name="P27"><text:span text:style-name="T51">ב. כל מחלקה משאירה אצלה את הסטודנט שהיא הכי רוצה, מבין הסטודנטים שנמצאים בה, ו</text:span><text:span text:style-name="T52">דוחה </text:span><text:span text:style-name="T51">את כל השאר.</text:span><text:span text:style-name="T54"> </text:span></text:p>
      <text:p text:style-name="P28"><text:span text:style-name="T54"><text:s/></text:span><text:span text:style-name="T53"><text:s text:c="3"/>(הסטודנט שנשאר במחלקה התקבל על-תנאי שלא יבוא סטודנט טוב יותר. מכאן שם האלגוריתם).</text:span></text:p>
      <text:p text:style-name="P29">ג. חוזרים על שלבים א ו-ב עד שכולם משודכים.</text:p>
      <text:p text:style-name="P43"/>
      <text:p text:style-name="P24"><text:span text:style-name="T2">משפט</text:span><text:span text:style-name="T11">. אלגוריתם </text:span><text:span text:style-name="T31">"</text:span><text:span text:style-name="T30">קבלה על-תנאי</text:span><text:span text:style-name="T31">"</text:span><text:span text:style-name="T11"> מסתיים בשידוך יציב.</text:span></text:p>
      <text:p text:style-name="P23"><text:span text:style-name="T33">הוכחה</text:span><text:span text:style-name="T11">. </text:span><text:span text:style-name="T27">צריך להוכיח שלושה דברים: מסתיים, בשידוך, יציב.</text:span></text:p>
      <text:list xml:id="list1973484655213462735" text:style-name="L3">
        <text:list-item>
          <text:p text:style-name="P30"><text:span text:style-name="T50">מ</text:span><text:span text:style-name="T56">סתיים</text:span><text:span text:style-name="T58">: כי כל סטודנט מציע לכל מחלקה פעם אחת לכל היותר.</text:span><text:span text:style-name="T60"> מספר המחלקות והסטודנטים סופי ולכן הכל מסתיים.</text:span></text:p>
        </text:list-item>
        <text:list-item>
          <text:p text:style-name="P30"><text:span text:style-name="T56">בשידוך</text:span><text:span text:style-name="T58">: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31"><text:span text:style-name="T56">יציב</text:span><text:span text:style-name="T58">: מצבה של כל </text:span><text:span text:style-name="T57">מחלקה </text:span><text:span text:style-name="T58">הולך ומשתפר</text:span><text:span text:style-name="T61"> - היא מחליפה שידוך רק אם מגיע סטודנט טוב יותר עבורה. <text:s text:c="2"/></text:span><text:span text:style-name="T58">לעומת זאת, </text:span><text:span text:style-name="T61">מצבו של </text:span><text:span text:style-name="T58">כל </text:span><text:span text:style-name="T57">סטודנט </text:span><text:span text:style-name="T58">הולך </text:span><text:span text:style-name="T61">ומתדרדר - כשהוא נדחה, הוא תמיד עובר למחלקה גרועה יותר עבורו.</text:span></text:p>
        </text:list-item>
        <text:list-item>
          <text:p text:style-name="P32">מכאן, אם זוג מסויים (ס,מ) לא נוצר אז יש שתי אפשרויות:</text:p>
          <text:list>
            <text:list-item>
              <text:p text:style-name="P33"><text:s/>א. ס עוד לא היה ב-מ: מכאן ש-ס נמצא במחלקה טובה יותר.</text:p>
            </text:list-item>
            <text:list-item>
              <text:p text:style-name="P30"><text:span text:style-name="T58"><text:s/>ב. ס כבר היה ב-מ: מכאן של-מ יש סטודנט טוב יותר. <text:s text:c="3"/></text:span><text:span text:style-name="T59">מש"ל.</text:span></text:p>
            </text:list-item>
          </text:list>
        </text:list-item>
      </text:list>
      <text:p text:style-name="P25"/>
      <text:p text:style-name="P44">איזה שידוך יציב מתקבל?</text:p>
      <text:p text:style-name="P41">באלגוריתם שהצגנו למעלה, הסטודנטים מציעים למחלקות, והמחלקות מחליטות את מי לקבל.</text:p>
      <text:p text:style-name="P41">יכולנו גם לנהל את האלגוריתם בסדר הפוך: המחלקות מציעות לסטודנטים, והסטודנטים מחליטים את מי לקבל.</text:p>
      <text:p text:style-name="P41">האם לדעתכם יש הבדל בין שתי הגישות? כסטודנטים, איזה אלגוריתם תעדיפו? כמנהלי מחלקות, איזה אלגוריתם תעדיפו?</text:p>
      <text:p text:style-name="P41">[המשך יבוא]</text:p>
      <text:p text:style-name="P41"/>
      <text:p text:style-name="P21"/>
      <text:p text:style-name="Text_20_body"/>
      <text:p text:style-name="P22">מקורות</text:p>
      <text:list xml:id="list4824009222587248619" text:style-name="L4">
        <text:list-item>
          <text:p text:style-name="P39">הקורס של טים: <text:s/>http://theory.stanford.edu/~tim/f16/f16.html <text:span text:style-name="T1"><text:s text:c="2"/></text:span>הרצאות 1, 2</text:p>
        </text:list-item>
        <text:list-item>
          <text:p text:style-name="P40">Alvin Roth, "Who gets what and why", 2015.</text:p>
        </text:list-item>
      </text:list>
      <text:p text:style-name="P8">סיכם: אראל סגל-הלוי.</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20T11:34:28.939769991</dc:date>
    <meta:editing-duration>P8DT19H22M43S</meta:editing-duration>
    <meta:editing-cycles>982</meta:editing-cycles>
    <meta:document-statistic meta:table-count="0" meta:image-count="0" meta:object-count="0" meta:page-count="1" meta:paragraph-count="52" meta:word-count="1333" meta:character-count="7703" meta:non-whitespace-character-count="6389"/>
  </office:meta>
</office:document-meta>
</file>